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10000000000000160000005E03E614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ffff" draw:fill="none" draw:textarea-vertical-align="middle"/>
    </style:style>
    <style:style style:name="gr4" style:family="graphic" style:parent-style-name="objectwithoutfill">
      <style:graphic-properties svg:stroke-width="0cm" draw:marker-start="Arrow" draw:marker-start-width="0.2cm" draw:marker-end="Arrow" draw:marker-end-width="0.2cm" draw:fill="none" draw:textarea-vertical-align="middle" fo:padding-top="0.025cm" fo:padding-bottom="0.025cm" fo:padding-left="0.15cm" fo:padding-right="0.1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objectwithoutfill">
      <style:graphic-properties svg:stroke-width="0cm" draw:marker-start="Square" draw:marker-start-width="0.2cm" draw:marker-end="Square" draw:marker-end-width="0cm" draw:fill="none" draw:textarea-vertical-align="middle" fo:padding-top="0.025cm" fo:padding-bottom="0.025cm" fo:padding-left="0.15cm" fo:padding-right="0.15cm"/>
    </style:style>
    <style:style style:name="gr7" style:family="graphic" style:parent-style-name="standard">
      <style:graphic-properties draw:stroke="none" svg:stroke-color="#000000" draw:fill="none" draw:fill-color="#ffffff" fo:min-height="1.334cm"/>
    </style:style>
    <style:style style:name="gr8" style:family="graphic" style:parent-style-name="objectwithoutfill">
      <style:graphic-properties svg:stroke-width="0cm" draw:marker-start-width="0.2cm" draw:marker-end-width="0.2cm" draw:fill="none" draw:textarea-vertical-align="middle" fo:padding-top="0.025cm" fo:padding-bottom="0.025cm" fo:padding-left="0.15cm" fo:padding-right="0.15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objectwithoutfill">
      <style:graphic-properties svg:stroke-width="0cm" draw:marker-start-width="0.2cm" draw:marker-end="Square" draw:marker-end-width="0.2cm" draw:fill="none" draw:textarea-vertical-align="middle" fo:padding-top="0.025cm" fo:padding-bottom="0.025cm" fo:padding-left="0.15cm" fo:padding-right="0.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cm" draw:marker-start="Square" draw:marker-start-width="0.2cm" draw:marker-end="Symmetric_20_Arrow" draw:marker-end-width="0.2cm" draw:fill="none" draw:textarea-vertical-align="middle" fo:padding-top="0.025cm" fo:padding-bottom="0.02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681cm" svg:height="8.4cm" svg:x="6.2cm" svg:y="1.8cm">
          <draw:image xlink:href="Pictures/10000000000000160000005E03E614D1.png" xlink:type="simple" xlink:show="embed" xlink:actuate="onLoad">
            <text:p/>
          </draw:image>
        </draw:frame>
        <draw:line draw:style-name="gr2" draw:text-style-name="P1" draw:layer="layout" svg:x1="1.7cm" svg:y1="8.3cm" svg:x2="11.3cm" svg:y2="8.3cm">
          <text:p/>
        </draw:line>
        <draw:path draw:style-name="gr2" draw:text-style-name="P1" draw:layer="layout" svg:width="3.135cm" svg:height="2.967cm" draw:transform="rotate (-0.0980875039620817) translate (11.245681353204cm 8.29307591040659cm)" svg:viewBox="0 0 3136 2968" svg:d="m0 7c261 43 700-146 771 270 49 286 145 570 138 863-6 291 93 556 162 836 70 286 267 633 623 656 305 19 628 30 897 204l298 50 247 82">
          <text:p/>
        </draw:path>
        <draw:line draw:style-name="gr3" draw:text-style-name="P1" draw:layer="layout" svg:x1="1.5cm" svg:y1="11.5cm" svg:x2="16.9cm" svg:y2="11.6cm">
          <text:p/>
        </draw:line>
        <draw:line draw:style-name="gr4" draw:text-style-name="P1" draw:layer="layout" svg:x1="4.5cm" svg:y1="1.8cm" svg:x2="4.5cm" svg:y2="10.2cm">
          <text:p/>
        </draw:line>
        <draw:frame draw:style-name="gr5" draw:text-style-name="P2" draw:layer="layout" svg:width="3.2cm" svg:height="1.916cm" svg:x="2.2cm" svg:y="5cm">
          <draw:text-box>
            <text:p><text:span text:style-name="T1">Model</text:span></text:p>
            <text:p><text:span text:style-name="T1">Height</text:span></text:p>
            <text:p><text:span text:style-name="T1">= 200 m</text:span></text:p>
          </draw:text-box>
        </draw:frame>
        <draw:line draw:style-name="gr6" draw:text-style-name="P1" draw:layer="layout" svg:x1="15.7cm" svg:y1="10.2cm" svg:x2="3.7cm" svg:y2="10.2cm">
          <text:p/>
        </draw:line>
        <draw:frame draw:style-name="gr7" draw:text-style-name="P2" draw:layer="layout" svg:width="4cm" svg:height="1.584cm" svg:x="15.9cm" svg:y="9.716cm">
          <draw:text-box>
            <text:p><text:span text:style-name="T1">Model « zero »</text:span></text:p>
          </draw:text-box>
        </draw:frame>
        <draw:line draw:style-name="gr8" draw:text-style-name="P1" draw:layer="layout" svg:x1="15.7cm" svg:y1="1.8cm" svg:x2="15.6cm" svg:y2="11.7cm">
          <text:p/>
        </draw:line>
        <draw:frame draw:style-name="gr9" draw:text-style-name="P2" draw:layer="layout" svg:width="2.8cm" svg:height="1.916cm" svg:x="17cm" svg:y="10.9cm">
          <draw:text-box>
            <text:p><text:span text:style-name="T1">Mean Sea Level (MSL)</text:span></text:p>
          </draw:text-box>
        </draw:frame>
        <draw:line draw:style-name="gr10" draw:text-style-name="P1" draw:layer="layout" svg:x1="12.3cm" svg:y1="8.4cm" svg:x2="15.7cm" svg:y2="8.4cm">
          <text:p/>
        </draw:line>
        <draw:frame draw:style-name="gr9" draw:text-style-name="P2" draw:layer="layout" svg:width="4cm" svg:height="1.916cm" svg:x="15.9cm" svg:y="7.284cm">
          <draw:text-box>
            <text:p><text:span text:style-name="T1">Ground level elevation</text:span></text:p>
            <text:p><text:span text:style-name="T1">(100 m)</text:span></text:p>
          </draw:text-box>
        </draw:frame>
        <draw:line draw:style-name="gr10" draw:text-style-name="P1" draw:layer="layout" svg:x1="1.798cm" svg:y1="1.77cm" svg:x2="15.798cm" svg:y2="1.77cm">
          <text:p/>
        </draw:line>
        <draw:frame draw:style-name="gr11" draw:text-style-name="P2" draw:layer="layout" svg:width="4.062cm" svg:height="1.361cm" svg:x="15.738cm" svg:y="1.1cm">
          <draw:text-box>
            <text:p><text:span text:style-name="T1">Object elevation</text:span></text:p>
            <text:p><text:span text:style-name="T1">= 150 m AGL</text:span></text:p>
          </draw:text-box>
        </draw:frame>
        <draw:line draw:style-name="gr12" draw:text-style-name="P1" draw:layer="layout" svg:x1="13.5cm" svg:y1="8.3cm" svg:x2="13.5cm" svg:y2="10.2cm">
          <text:p/>
        </draw:line>
        <draw:frame draw:style-name="gr11" draw:text-style-name="P2" draw:layer="layout" svg:width="2.111cm" svg:height="1.361cm" svg:x="13.489cm" svg:y="8.639cm">
          <draw:text-box>
            <text:p><text:span text:style-name="T1">Offset=</text:span></text:p>
            <text:p><text:span text:style-name="T1">-50m</text:span></text:p>
          </draw:text-box>
        </draw:frame>
        <draw:frame draw:style-name="gr11" draw:text-style-name="P2" draw:layer="layout" svg:width="1.603cm" svg:height="0.806cm" svg:x="4.497cm" svg:y="8.794cm">
          <draw:text-box>
            <text:p><text:span text:style-name="T1">50 m</text:span></text:p>
          </draw:text-box>
        </draw:frame>
        <draw:frame draw:style-name="gr11" draw:text-style-name="P2" draw:layer="layout" svg:width="1.878cm" svg:height="0.806cm" svg:x="4.322cm" svg:y="5.3cm">
          <draw:text-box>
            <text:p><text:span text:style-name="T1">150 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Square" svg:viewBox="0 0 10 10" svg:d="m0 0h10v10h-1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width="0.2cm" svg:stroke-color="#000000" draw:marker-start-width="0.5cm" draw:marker-end-width="0.5cm" draw:fill="none" draw:fill-gradient-name="Gradient_20_7" draw:fill-hatch-name="Hatching_20_1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er </meta:initial-creator>
    <meta:creation-date>2012-08-29T16:02:16</meta:creation-date>
    <dc:date>2012-08-29T17:42:42</dc:date>
    <dc:creator>Olivier </dc:creator>
    <meta:editing-duration>PT6M7S</meta:editing-duration>
    <meta:editing-cycles>2</meta:editing-cycles>
    <meta:generator>LibreOffice/3.5$Linux_X86_64 LibreOffice_project/350m1$Build-2</meta:generator>
    <meta:document-statistic meta:object-count="18"/>
  </office:meta>
</office:document-meta>
</file>